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Calibri" svg:font-family="Calibri" style:font-family-generic="swiss"/>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 svg:font-family="'Times New Roman'" style:font-family-generic="system" style:font-pitch="variable"/>
    <style:font-face style:name="Verdana" svg:font-family="Verdana" style:font-family-generic="swiss"/>
  </office:font-face-decls>
  <office:automatic-styles>
    <style:style style:name="P1" style:family="paragraph" style:parent-style-name="Standard">
      <style:paragraph-properties fo:margin-top="0cm" fo:margin-bottom="0cm" style:contextual-spacing="false" fo:line-height="100%" fo:orphans="0" fo:widows="0"/>
      <style:text-properties style:font-name="Verdana" fo:font-size="11pt" fo:language="en" fo:country="GB" fo:font-weight="bold" style:font-size-asian="11pt" style:font-weight-asian="bold" style:font-name-complex="Tahoma" style:font-size-complex="11pt"/>
    </style:style>
    <style:style style:name="P2" style:family="paragraph" style:parent-style-name="Standard">
      <style:paragraph-properties fo:margin-top="0cm" fo:margin-bottom="0cm" style:contextual-spacing="false" fo:line-height="100%" fo:orphans="0" fo:widows="0"/>
    </style:style>
    <style:style style:name="P3" style:family="paragraph" style:parent-style-name="Standard">
      <style:paragraph-properties fo:margin-top="0cm" fo:margin-bottom="0cm" style:contextual-spacing="false" fo:line-height="100%" fo:orphans="0" fo:widows="0"/>
      <style:text-properties style:font-name="Verdana" fo:font-size="9pt" fo:language="en" fo:country="GB" style:font-size-asian="9pt" style:font-name-complex="Tahoma" style:font-size-complex="9pt"/>
    </style:style>
    <style:style style:name="P4" style:family="paragraph" style:parent-style-name="Standard">
      <style:paragraph-properties fo:margin-top="0cm" fo:margin-bottom="0cm" style:contextual-spacing="false" fo:line-height="100%" fo:orphans="0" fo:widows="0"/>
      <style:text-properties style:font-name="Verdana" fo:font-size="9pt" fo:language="en" fo:country="US" style:font-size-asian="9pt" style:font-name-complex="Tahoma" style:font-size-complex="9pt"/>
    </style:style>
    <style:style style:name="T1" style:family="text">
      <style:text-properties style:font-name="Verdana" fo:font-size="9pt" fo:language="en" fo:country="GB" style:font-size-asian="9pt" style:font-name-complex="Tahoma" style:font-size-complex="9pt"/>
    </style:style>
    <style:style style:name="T2" style:family="text">
      <style:text-properties style:font-name="Verdana" fo:font-size="9pt" fo:language="en" fo:country="GB" fo:font-weight="bold" style:font-size-asian="9pt" style:font-weight-asian="bold" style:font-name-complex="Tahoma" style:font-size-complex="9pt"/>
    </style:style>
    <style:style style:name="T3" style:family="text">
      <style:text-properties style:font-name="Verdana" fo:font-size="9pt" fo:language="en" fo:country="GB" officeooo:rsid="00160592" style:font-size-asian="9pt" style:font-name-complex="Tahoma" style:font-size-complex="9pt"/>
    </style:style>
    <style:style style:name="T4" style:family="text">
      <style:text-properties style:font-name="Verdana" fo:font-size="9pt" fo:language="en" fo:country="GB" officeooo:rsid="00191373" style:font-size-asian="9pt" style:font-name-complex="Tahoma" style:font-size-complex="9pt"/>
    </style:style>
    <style:style style:name="T5" style:family="text">
      <style:text-properties style:font-name="Verdana" fo:font-size="9pt" fo:language="en" fo:country="US" style:font-size-asian="9pt" style:font-name-complex="Tahoma" style:font-size-complex="9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H4sIAAAAAAAEAKtWckksSQxILCpxzi/NK1GyMqwFAAEhoTITAAAA" text:name="__Grammarly_42____i"/>
        <text:user-field-decl office:value-type="string" office:string-value="H4sIAAAAAAAEAKtWcslP9kxRslIyNDY0MTMws7A0MzI1NDA0NTZQ0lEKTi0uzszPAymwMKoFAECGE8QtAAAA" text:name="__Grammarly_42___1"/>
      </text:user-field-decls>
      <text:p text:style-name="P1">Orchid</text:p>
      <text:p text:style-name="P2" loext:marker-style-name="T1"><text:span text:style-name="T1">Orchid is a solution designed for use in the Dynamo environment. The solution is designed to support practical, technical, geometrical, logical, and mathematical issues. The solution contains functions to solve data handling in Revit projects, Revit families, and materials in Revit. Besides this, also functions to solve common data handling like geometry, printing, exporting, and system actions. Orchid is among the largest and most coherent solutions besides what Autodesk releases for Dynamo.</text:span><text:span text:style-name="T1"/></text:p>
      <text:p text:style-name="P3" loext:marker-style-name="T1"/>
      <text:p text:style-name="P2" loext:marker-style-name="T2"><text:span text:style-name="T2">Software environment</text:span><text:span text:style-name="T2"/></text:p>
      <text:p text:style-name="P2" loext:marker-style-name="T1"><text:span text:style-name="T1">Built for Dynamo 3.</text:span><text:span text:style-name="T3">6</text:span><text:span text:style-name="T1"> (Revit 2026), </text:span><text:span text:style-name="T4">and </text:span><text:span text:style-name="T1">Dynamo 3.3 (Revit 2025).</text:span></text:p>
      <text:p text:style-name="P3" loext:marker-style-name="T1"/>
      <text:p text:style-name="P2" loext:marker-style-name="T1"><text:span text:style-name="T2">More information:</text:span><text:span text:style-name="T2"/></text:p>
      <text:p text:style-name="P2" loext:marker-style-name="T5"><text:span text:style-name="T5">Further information is disseminated at https://github.com/erfajo/OrchidForDynamo</text:span><text:span text:style-name="T5"/></text:p>
      <text:p text:style-name="P3" loext:marker-style-name="T1"/>
      <text:p text:style-name="P3" loext:marker-style-name="T1"/>
      <text:p text:style-name="P2" loext:marker-style-name="T2"><text:span text:style-name="T2">LICENSE</text:span><text:span text:style-name="T2"/></text:p>
      <text:p text:style-name="P2" loext:marker-style-name="T5"><text:span text:style-name="T5">Copyright(c) 2014</text:span><text:span text:style-name="T5"/></text:p>
      <text:p text:style-name="P2" loext:marker-style-name="T5"><text:span text:style-name="T5">Erik Falck Jørgensen</text:span><text:span text:style-name="T5"/></text:p>
      <text:p text:style-name="P4" loext:marker-style-name="T5"/>
      <text:p text:style-name="P2" loext:marker-style-name="T1"><text:span text:style-name="T1">All content in this executable installer or zipped file is part of the Orchid package.</text:span><text:span text:style-name="T1"/></text:p>
      <text:p text:style-name="P2" loext:marker-style-name="T1"><text:span text:style-name="T5">The Orchid package is available at https://github.com/erfajo/OrchidForDynamo and </text:span><text:span text:style-name="T1">http://dynamopackages.com</text:span></text:p>
      <text:p text:style-name="P3" loext:marker-style-name="T1"/>
      <text:p text:style-name="P2" loext:marker-style-name="T5"><text:bookmark-start text:name="_Hlk126337499"/><text:span text:style-name="T5">This work is licensed as a freeware product with an alike license as CC BY-ND 4.0, however, </text:span><text:bookmark-start text:name="_Hlk188867766"/><text:span text:style-name="T5">with geographical and behavioral limitation</text:span><text:bookmark-end text:name="_Hlk188867766"/><text:span text:style-name="T5">s. To view the Creative Commons Attribution-NoDerivatives 4.0 International License (CC BY-ND 4.0), visit http://creativecommons.org/licenses/by-nd/4.0/ or send a letter to Creative Commons, PO Box 1866, Mountain View, CA 94042, USA.</text:span><text:span text:style-name="T5"/></text:p>
      <text:p text:style-name="P2" loext:marker-style-name="T5"><text:span text:style-name="T5">In short terms does the </text:span><text:bookmark-start text:name="_Hlk188867735"/><text:span text:style-name="T5">CC BY-ND </text:span><text:bookmark-end text:name="_Hlk188867735"/><text:span text:style-name="T5">license state: This license allows for redistribution, commercial and non-commercial, as long as it is passed along unchanged and in whole, with credit to the author.</text:span><text:span text:style-name="T5"/></text:p>
      <text:p text:style-name="P4" loext:marker-style-name="T5"/>
      <text:p text:style-name="P2" loext:marker-style-name="T5"><text:span text:style-name="T5">The geographical and behavioral limitation applied in this work implies if you are either Danish or located in Denmark, you need to be registered to be able to obtain a license. However, not everyone will be able to obtain a license if a scenario exists where a professional work-related conflict of interest may arise with the author. Such a case may be in the geographical vicinity (Denmark), where the author acts professionally and must live off the intellectual property rights in the form of job security/consultancy. It will also be seen as a conflict of interest if the author experiences personal bothering or other harassment from any user or company. In case of conflict of interest, no license will be granted to the Orchid solution for the user/company.</text:span><text:span text:style-name="T5"/></text:p>
      <text:p text:style-name="P3" loext:marker-style-name="T1"><text:bookmark-end text:name="_Hlk126337499"/></text:p>
      <text:p text:style-name="P3" loext:marker-style-name="T1"/>
      <text:p text:style-name="P2" loext:marker-style-name="T1"><text:span text:style-name="T2">Third-Party Licenses</text:span><text:span text:style-name="T2"/></text:p>
      <text:p text:style-name="P3" loext:marker-style-name="T1">Dynamo</text:p>
      <text:p text:style-name="P3" loext:marker-style-name="T1">https://github.com/DynamoDS/Dynamo</text:p>
      <text:p text:style-name="P3" loext:marker-style-name="T1">https://github.com/DynamoDS/Dynamo/blob/master/LICENSE.txt</text:p>
      <text:p text:style-name="P3" loext:marker-style-name="T1">https://github.com/DynamoDS/DynamoRevit</text:p>
      <text:p text:style-name="P3" loext:marker-style-name="T1">https://github.com/DynamoDS/DynamoRevit/blob/master/LICENSE.txt</text:p>
      <text:p text:style-name="P3" loext:marker-style-name="T1"/>
      <text:p text:style-name="P3" loext:marker-style-name="T1">Autodesk</text:p>
      <text:p text:style-name="P3" loext:marker-style-name="T1">https://www.autodesk.com/company/terms-of-use/en/general-terms</text:p>
      <text:p text:style-name="P3" loext:marker-style-name="T1"/>
      <text:p text:style-name="P3" loext:marker-style-name="T1">.NET Foundation and Contributors</text:p>
      <text:p text:style-name="P3" loext:marker-style-name="T1">https://github.com/dotnet-foundation</text:p>
      <text:p text:style-name="P3" loext:marker-style-name="T1">https://github.com/dotnet-foundation/projects/blob/main/license-compatibility-guide.md</text:p>
      <text:p text:style-name="P3" loext:marker-style-name="T1"/>
      <text:p text:style-name="P3" loext:marker-style-name="T1">Microsoft</text:p>
      <text:p text:style-name="P3" loext:marker-style-name="T1">https://www.microsoft.com/en-us/servicesagreement</text:p>
      <text:p text:style-name="P3" loext:marker-style-name="T1"/>
      <text:p text:style-name="P3" loext:marker-style-name="T1">Inno Setup</text:p>
      <text:p text:style-name="P3" loext:marker-style-name="T1">https://github.com/jrsoftware/issrc/blob/master/license.txt</text:p>
      <text:p text:style-name="P3" loext:marker-style-name="T1"/>
      <text:p text:style-name="P3" loext:marker-style-name="T1">MSBuild tasks</text:p>
      <text:p text:style-name="P3" loext:marker-style-name="T1">https://github.com/loresoft/msbuildtasks/blob/master/LICENSE</text:p>
      <text:p text:style-name="P3" loext:marker-style-name="T1"><text:soft-page-break/></text:p>
      <text:p text:style-name="P3" loext:marker-style-name="T1">Newtonsoft JSON</text:p>
      <text:p text:style-name="P3" loext:marker-style-name="T1">https://github.com/JamesNK/Newtonsoft.Json</text:p>
      <text:p text:style-name="P3" loext:marker-style-name="T1">https://github.com/JamesNK/Newtonsoft.Json/blob/master/LICENSE.md</text:p>
      <text:p text:style-name="P3" loext:marker-style-name="T1"/>
      <text:p text:style-name="P3" loext:marker-style-name="T1">PDFsharp</text:p>
      <text:p text:style-name="P3" loext:marker-style-name="T1">https://docs.pdfsharp.net</text:p>
      <text:p text:style-name="P3" loext:marker-style-name="T1">https://github.com/empira/PDFsharp/blob/master/LICENSE</text:p>
      <text:p text:style-name="P3" loext:marker-style-name="T1"/>
      <text:p text:style-name="P3" loext:marker-style-name="T1">NUnit</text:p>
      <text:p text:style-name="P3" loext:marker-style-name="T1">https://nunit.org</text:p>
      <text:p text:style-name="P3" loext:marker-style-name="T1">https://nunit.org/nuget/license.html</text:p>
      <text:p text:style-name="P3" loext:marker-style-name="T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Calibri" svg:font-family="Calibri" style:font-family-generic="swiss"/>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 svg:font-family="'Times New Roman'" style:font-family-generic="system" style:font-pitch="variable"/>
    <style:font-face style:name="Verdana" svg:font-family="Verdana"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 fo:font-size="10pt" fo:language="da" fo:country="DK" style:letter-kerning="false" style:font-name-asian="Times New Roman" style:font-size-asian="10pt" style:language-asian="da" style:country-asian="DK" style:font-name-complex="Times New Roman" style:font-size-complex="10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lr-tb"/>
      <style:text-properties style:use-window-font-color="true" loext:opacity="0%" style:font-name="Calibri" fo:font-size="10pt" fo:language="da" fo:country="DK" style:letter-kerning="false" style:font-name-asian="Times New Roman" style:font-size-asian="10pt" style:language-asian="da" style:country-asian="DK" style:font-name-complex="Times New Roman"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text-properties fo:font-size="11pt" style:font-size-asian="11pt" style:font-size-complex="11p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Default_20_Paragraph_20_Font" style:display-name="Default Paragraph Font" style:family="text"/>
    <style:style style:name="Internet_20_link" style:display-name="Internet link" style:family="text">
      <style:text-properties fo:color="#0000ff" loext:opacity="100%" style:text-underline-style="solid" style:text-underline-width="auto" style:text-underline-color="font-color" style:font-name-complex="Times New Roman" style:font-family-complex="'Times New Roman'" style:font-family-generic-complex="system" style:font-pitch-complex="variable"/>
    </style:style>
    <style:style style:name="Unresolved_20_Mention" style:display-name="Unresolved Mention" style:family="text">
      <style:text-properties fo:color="#605e5c" loext:opacity="100%" fo:background-color="#e1dfdd" style:font-name-complex="Times New Roman" style:font-family-complex="'Times New Roman'" style:font-family-generic-complex="system" style:font-pitch-complex="variabl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Kontortema">
      <loext:theme-colors loext:name="Kontor">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3940" style:layout-grid-base-height="0.176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Erik Falck Jørgensen</meta:initial-creator>
    <meta:editing-cycles>7</meta:editing-cycles>
    <meta:creation-date>2025-08-26T09:04:00</meta:creation-date>
    <dc:date>2025-12-25T18:17:10.959604500</dc:date>
    <meta:editing-duration>PT6M37S</meta:editing-duration>
    <meta:generator>LibreOffice/25.8.4.2$Windows_X86_64 LibreOffice_project/290daaa01b999472f0c7a3890eb6a550fd74c6df</meta:generator>
    <meta:document-statistic meta:table-count="0" meta:image-count="0" meta:object-count="0" meta:page-count="2" meta:paragraph-count="40" meta:word-count="369" meta:character-count="3163" meta:non-whitespace-character-count="2834"/>
    <meta:user-defined meta:name="AppVersion">16.0000</meta:user-defined>
    <meta:template xlink:type="simple" xlink:actuate="onRequest" xlink:title="Normal.dotm" xlink:href=""/>
  </office:meta>
</office:document-meta>
</file>